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>
      <style:text-properties fo:font-weight="normal" style:font-weight-asian="normal" style:font-weight-complex="normal"/>
    </style:style>
    <style:style style:name="P2" style:family="paragraph" style:parent-style-name="Horizontal_20_Line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list-style-name="L1">
      <style:paragraph-properties fo:margin-top="0in" fo:margin-bottom="0in" style:contextual-spacing="fals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normal" officeooo:paragraph-rsid="0001794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YP Project<text:line-break/>AI Model for Vehicle Identification and Tracking</text:h>
      <text:p text:style-name="P2"/>
      <text:list xml:id="list1519152401" text:style-name="L1">
        <text:list-item>
          <text:p text:style-name="Text_20_body"><text:span text:style-name="T2">Authors: ASIM, Uzair Bin Colangoy [</text:span><text:a xlink:type="simple" xlink:href="mailto:u3560307@connect.hku.hk" text:style-name="Internet_20_link" text:visited-style-name="Visited_20_Internet_20_Link"><text:span text:style-name="T2">3035603071</text:span></text:a><text:span text:style-name="T2">]</text:span></text:p>
        </text:list-item>
        <text:list-item>
          <text:p text:style-name="Text_20_body"><text:span text:style-name="T2">Authors: YOUNG, Chak Fung [</text:span><text:a xlink:type="simple" xlink:href="mailto:u3546816@connect.hku.hk" text:style-name="Internet_20_link" text:visited-style-name="Visited_20_Internet_20_Link"><text:span text:style-name="T2">3035468160</text:span></text:a><text:span text:style-name="T2">]</text:span></text:p>
        </text:list-item>
      </text:list>
      <text:h text:style-name="Heading_20_2" text:outline-level="2">Project Information</text:h>
      <text:p text:style-name="P5"><text:bookmark text:name="homePage"/><text:line-break/>Including title, supervisor(s), students, and short introduction of the project, which should be legible to layman. </text:p>
      <text:h text:style-name="Heading_20_2" text:outline-level="2">Project Progress</text:h>
      <text:p text:style-name="P6">when a part of the project is finished, you can add it to the web site. </text:p>
      <text:h text:style-name="Heading_20_2" text:outline-level="2">Various documentation</text:h>
      <text:p text:style-name="P6">Upload various documentation, such as project plan, intermediate report and final report.</text:p>
      <text:h text:style-name="Heading_20_2" text:outline-level="2">Links to methodologies and results</text:h>
      <text:p text:style-name="P6">The website should be self complete (at the end) that by browsing the website, one should have an idea what the project is about, and what has been achieved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2:05:05.994000000</meta:creation-date>
    <dc:date>2022-09-30T12:06:44.182000000</dc:date>
    <meta:editing-duration>PT1M40S</meta:editing-duration>
    <meta:editing-cycles>1</meta:editing-cycles>
    <meta:document-statistic meta:table-count="0" meta:image-count="0" meta:object-count="0" meta:page-count="1" meta:paragraph-count="11" meta:word-count="106" meta:character-count="671" meta:non-whitespace-character-count="575"/>
    <meta:generator>LibreOffice/7.2.7.2$Windows_X86_64 LibreOffice_project/8d71d29d553c0f7dcbfa38fbfda25ee34cce99a2</meta:generator>
  </office:meta>
</office:document-meta>
</file>